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ing" style:list-style-name="WWNum4"/>
    <style:style style:name="P2" style:family="paragraph" style:parent-style-name="Heading" style:list-style-name="WWNum5"/>
    <style:style style:name="P3" style:family="paragraph" style:parent-style-name="Heading" style:list-style-name="WWNum1"/>
    <style:style style:name="P4" style:family="paragraph" style:parent-style-name="Heading_20_2">
      <style:text-properties officeooo:paragraph-rsid="001aff78"/>
    </style:style>
    <style:style style:name="P5" style:family="paragraph" style:parent-style-name="Heading_20_2">
      <style:paragraph-properties fo:text-align="end" style:justify-single-word="false"/>
      <style:text-properties officeooo:paragraph-rsid="001aff78"/>
    </style:style>
    <style:style style:name="P6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7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8" style:family="paragraph" style:parent-style-name="Standard">
      <style:paragraph-properties fo:text-align="center" style:justify-single-word="false"/>
      <style:text-properties officeooo:paragraph-rsid="001f4495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10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3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"/>
      <text:h text:style-name="Heading_20_2" text:outline-level="2">Marcin Głód</text:h>
      <text:h text:style-name="P4" text:outline-level="2">Dawid Dreśliński</text:h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5" text:outline-level="2"/>
      <text:h text:style-name="P4" text:outline-level="2"/>
      <text:h text:style-name="P4" text:outline-level="2"/>
      <text:h text:style-name="P4" text:outline-level="2"><text:s/></text:h>
      <text:p text:style-name="P6">ISI, grupa 1</text:p>
      <text:p text:style-name="P6">PSI NS 2022, </text:p>
      <text:p text:style-name="P6">prowadzący mgr inż. Mirosław Żużel</text:p>
      <text:p text:style-name="P6"/>
      <text:p text:style-name="P6"/>
      <text:h text:style-name="Heading_20_4" text:outline-level="4"><text:soft-page-break/>opis</text:h>
      <text:p text:style-name="P7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8"/>
      <text:list xml:id="list1069415867" text:style-name="WWNum1">
        <text:list-header>
          <text:p text:style-name="P3">Skład zespołu organizacji serwis rowerowy</text:p>
        </text:list-header>
      </text:list>
      <text:p text:style-name="P11">Mechanik</text:p>
      <text:p text:style-name="P11">sprzedawca/pracownik obsługi klienta</text:p>
      <text:p text:style-name="P14">kierownik</text:p>
      <text:p text:style-name="P13"/>
      <text:p text:style-name="P10"/>
      <text:list xml:id="list3833294678" text:style-name="WWNum4">
        <text:list-header>
          <text:p text:style-name="P1">Zakres działalności serwisu rowerowego</text:p>
        </text:list-header>
      </text:list>
      <text:p text:style-name="P11">Wykonywanie napraw pozostawionego sprzętu</text:p>
      <text:p text:style-name="P11">Kontakt klienta z sprzedawcą/ mechanikiem</text:p>
      <text:p text:style-name="P11">Zamawianie części zamiennych i narzędzi pracy</text:p>
      <text:p text:style-name="P11">Wykonywanie wyceny i kosztorysu naprawy</text:p>
      <text:p text:style-name="P11">Ewidencja stanu magazynowego części zamiennych</text:p>
      <text:p text:style-name="P11">Ewidencja klientów</text:p>
      <text:p text:style-name="P11">Harmonogram pracy i grafik</text:p>
      <text:list xml:id="list894478712" text:style-name="WWNum5">
        <text:list-header>
          <text:p text:style-name="P2">Osoby zaangażowane w dany proces:</text:p>
        </text:list-header>
      </text:list>
      <text:p text:style-name="P11">Wykonywanie wyceny i kosztorysu – klient, mechanik, pracownik obsługi klienta</text:p>
      <text:p text:style-name="P11">Wykonywanie napraw pozostawionego sprzętu – mechanik</text:p>
      <text:p text:style-name="P11">Kontakt klienta z sprzedawcą/ mechanikiem – klient, mechanik, pracownik obsługi klienta</text:p>
      <text:p text:style-name="P11">Zamawianie części zamiennych i narzędzi pracy – mechanik, pracownik obsługi klienta</text:p>
      <text:p text:style-name="P11">Ewidencja stanu magazynowego części zamiennych – mechanik, pracownik obsługi klienta</text:p>
      <text:p text:style-name="P11">Ewidencja klientów -mechanik, pracownik obsługi klienta</text:p>
      <text:p text:style-name="P9">Harmonogram pracy i grafik – klient, <text:s/>mechanik, pracownik obsługi klienta</text:p>
      <text:p text:style-name="P9"/>
      <text:p text:style-name="Heading"/>
      <text:p text:style-name="Heading">lista przypadków użycia</text:p>
      <text:p text:style-name="P15">wykonanie usług dla klientów przez mechanika</text:p>
      <text:p text:style-name="P15">zamawianie części I narzędzi pracy</text:p>
      <text:p text:style-name="P15">wykonywanie wyceny I kosztorysu naprawy</text:p>
      <text:p text:style-name="P15">ewidencja stanu magazynowego części zamiennych</text:p>
      <text:p text:style-name="P15">ewidencja klientów</text:p>
      <text:p text:style-name="P15">harmonogram pracy </text:p>
      <text:p text:style-name="P15"/>
      <text:p text:style-name="P15"/>
      <text:p text:style-name="Heading">lista aktorów</text:p>
      <text:p text:style-name="P9"/>
      <text:p text:style-name="P16"><text:soft-page-break/>kierownik</text:p>
      <text:p text:style-name="P16">mechanik</text:p>
      <text:p text:style-name="P16">pracownik obsługi klienta</text:p>
      <text:p text:style-name="P16">klient</text:p>
      <text:p text:style-name="P27"><text:s/></text:p>
      <text:p text:style-name="P16"/>
      <text:p text:style-name="P16"/>
      <text:p text:style-name="P16"/>
      <text:p text:style-name="P17">[[ diagram pryzpadków użycia ]]</text:p>
      <text:p text:style-name="P17"/>
      <text:p text:style-name="P20">scenariusze do przypadków użycia</text:p>
      <text:p text:style-name="P18">rezerwacja serwisu</text:p>
      <text:p text:style-name="P21">1 klient dzwoni do serwisu</text:p>
      <text:p text:style-name="P21">2 pracownik obsługi odbiera</text:p>
      <text:p text:style-name="P21">3 pacjent zgłasza potrzebę naprawy roweru</text:p>
      <text:p text:style-name="P21">4 pracownik proponuje termin</text:p>
      <text:p text:style-name="P21">5 klient potwierdza</text:p>
      <text:p text:style-name="P21">6 pracownik rezerwuje termin</text:p>
      <text:p text:style-name="P21">7 klient kończy połączenie</text:p>
      <text:p text:style-name="P21"/>
      <text:p text:style-name="P21">alternatywnie:</text:p>
      <text:p text:style-name="P21">1 klient przychodzi do serwisu</text:p>
      <text:p text:style-name="P21">2 pracownik wita się z klientem</text:p>
      <text:p text:style-name="P21"/>
      <text:p text:style-name="P21">5 klientowi nie pasuje</text:p>
      <text:p text:style-name="P21">6 pracownik proponuje inny termin</text:p>
      <text:p text:style-name="P21">7 klient potwierdza</text:p>
      <text:p text:style-name="P23">8 pracownik rezerwuje termin</text:p>
      <text:p text:style-name="P23"/>
      <text:p text:style-name="P24">5 klientowi nie pasuje</text:p>
      <text:p text:style-name="P22">6 pracownik proponuje inny termin</text:p>
      <text:p text:style-name="P22">7 klient <text:span text:style-name="T11">rezygnuje</text:span></text:p>
      <text:p text:style-name="P24"/>
      <text:p text:style-name="P19">wykonanie usługi</text:p>
      <text:p text:style-name="P24">1 klient przychodzi z rowerem do serwisu</text:p>
      <text:p text:style-name="P24">2 </text:p>
      <text:p text:style-name="P24"/>
      <text:p text:style-name="P24"/>
      <text:p text:style-name="P24"/>
      <text:p text:style-name="P24"/>
      <text:p text:style-name="P25">słowniczek pojęć</text:p>
      <text:p text:style-name="P25"/>
      <text:p text:style-name="P25">pracownik - <text:s/>pracownik obsługi klienta/ sprzedawca</text:p>
      <text:p text:style-name="P25">ewidencja klientów – baza danych klientów I historia wykonywanych dla nich napraw</text:p>
      <text:p text:style-name="P25">harmonogram pracy – plan pracy mechanika w formie kalendarza zawierający umówione naprawy</text:p>
      <text:p text:style-name="P26">kosztorys naprawy – dokument z wymienionymi częściami I usługami niezbędnymi do doprowadzenia roweru do stanu żądanego przez klien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7T00:17:14.074520843</dc:date>
    <meta:editing-duration>PT1H7M3S</meta:editing-duration>
    <meta:editing-cycles>16</meta:editing-cycles>
    <meta:generator>LibreOffice/7.2.6.2$Linux_X86_64 LibreOffice_project/20$Build-2</meta:generator>
    <meta:document-statistic meta:table-count="0" meta:image-count="0" meta:object-count="0" meta:page-count="3" meta:paragraph-count="71" meta:word-count="331" meta:character-count="2493" meta:non-whitespace-character-count="2216"/>
  </office:meta>
</office:document-meta>
</file>